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e_dataStruct_mul_output" table:style-name="ta1">
        <table:shapes>
          <draw:frame draw:z-index="0" draw:style-name="gr1" draw:text-style-name="P1" svg:width="159.99mm" svg:height="89.99mm" svg:x="79.04mm" svg:y="1mm">
            <draw:object draw:notify-on-update-of-ranges="compare_dataStruct_mul_output.A1:compare_dataStruct_mul_output.A1 compare_dataStruct_mul_output.A2:compare_dataStruct_mul_output.A41 compare_dataStruct_mul_output.B1:compare_dataStruct_mul_output.B1 compare_dataStruct_mul_output.B2:compare_dataStruct_mul_output.B41 compare_dataStruct_mul_output.A1:compare_dataStruct_mul_output.A1 compare_dataStruct_mul_output.A2:compare_dataStruct_mul_output.A41 compare_dataStruct_mul_output.C1:compare_dataStruct_mul_output.C1 compare_dataStruct_mul_output.C2:compare_dataStruct_mul_output.C41 compare_dataStruct_mul_output.A1:compare_dataStruct_mul_output.A1 compare_dataStruct_mul_output.A2:compare_dataStruct_mul_output.A41 compare_dataStruct_mul_output.D1:compare_dataStruct_mul_output.D1 compare_dataStruct_mul_output.D2:compare_dataStruct_mul_output.D41 compare_dataStruct_mul_output.A1:compare_dataStruct_mul_output.A1 compare_dataStruct_mul_output.A2:compare_dataStruct_mul_output.A41 compare_dataStruct_mul_output.E1:compare_dataStruct_mul_output.E1 compare_dataStruct_mul_output.E2:compare_dataStruct_mul_output.E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79.04mm" svg:y="1mm">
            <draw:object draw:notify-on-update-of-ranges="compare_dataStruct_mul_output.A1:compare_dataStruct_mul_output.A1 compare_dataStruct_mul_output.A2:compare_dataStruct_mul_output.A41 compare_dataStruct_mul_output.C1:compare_dataStruct_mul_output.C1 compare_dataStruct_mul_output.C2:compare_dataStruct_mul_output.C41 compare_dataStruct_mul_output.A1:compare_dataStruct_mul_output.A1 compare_dataStruct_mul_output.A2:compare_dataStruct_mul_output.A41 compare_dataStruct_mul_output.D1:compare_dataStruct_mul_output.D1 compare_dataStruct_mul_output.D2:compare_dataStruct_mul_output.D41 compare_dataStruct_mul_output.A1:compare_dataStruct_mul_output.A1 compare_dataStruct_mul_output.A2:compare_dataStruct_mul_output.A41 compare_dataStruct_mul_output.E1:compare_dataStruct_mul_output.E1 compare_dataStruct_mul_output.E2:compare_dataStruct_mul_output.E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trix Dim n</text:p>
          </table:table-cell>
          <table:table-cell office:value-type="string" calcext:value-type="string">
            <text:p>JSA</text:p>
          </table:table-cell>
          <table:table-cell office:value-type="string" calcext:value-type="string">
            <text:p>CRS</text:p>
          </table:table-cell>
          <table:table-cell office:value-type="string" calcext:value-type="string">
            <text:p>IntMatrix</text:p>
          </table:table-cell>
          <table:table-cell office:value-type="string" calcext:value-type="string">
            <text:p>Jam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92" calcext:value-type="float">
            <text:p>1192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812" calcext:value-type="float">
            <text:p>4812</text:p>
          </table:table-cell>
          <table:table-cell office:value-type="float" office:value="63" calcext:value-type="float">
            <text:p>63</text:p>
          </table:table-cell>
          <table:table-cell office:value-type="float" office:value="358" calcext:value-type="float">
            <text:p>35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103" calcext:value-type="float">
            <text:p>11103</text:p>
          </table:table-cell>
          <table:table-cell office:value-type="float" office:value="113" calcext:value-type="float">
            <text:p>113</text:p>
          </table:table-cell>
          <table:table-cell office:value-type="float" office:value="916" calcext:value-type="float">
            <text:p>916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666" calcext:value-type="float">
            <text:p>21666</text:p>
          </table:table-cell>
          <table:table-cell office:value-type="float" office:value="176" calcext:value-type="float">
            <text:p>176</text:p>
          </table:table-cell>
          <table:table-cell office:value-type="float" office:value="1878" calcext:value-type="float">
            <text:p>1878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7994" calcext:value-type="float">
            <text:p>67994</text:p>
          </table:table-cell>
          <table:table-cell office:value-type="float" office:value="429" calcext:value-type="float">
            <text:p>429</text:p>
          </table:table-cell>
          <table:table-cell office:value-type="float" office:value="3305" calcext:value-type="float">
            <text:p>3305</text:p>
          </table:table-cell>
          <table:table-cell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7415" calcext:value-type="float">
            <text:p>137415</text:p>
          </table:table-cell>
          <table:table-cell office:value-type="float" office:value="701" calcext:value-type="float">
            <text:p>701</text:p>
          </table:table-cell>
          <table:table-cell office:value-type="float" office:value="6244" calcext:value-type="float">
            <text:p>6244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9046" calcext:value-type="float">
            <text:p>179046</text:p>
          </table:table-cell>
          <table:table-cell office:value-type="float" office:value="784" calcext:value-type="float">
            <text:p>784</text:p>
          </table:table-cell>
          <table:table-cell office:value-type="float" office:value="8274" calcext:value-type="float">
            <text:p>8274</text:p>
          </table:table-cell>
          <table:table-cell office:value-type="float" office:value="6588" calcext:value-type="float">
            <text:p>658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21808" calcext:value-type="float">
            <text:p>321808</text:p>
          </table:table-cell>
          <table:table-cell office:value-type="float" office:value="1234" calcext:value-type="float">
            <text:p>1234</text:p>
          </table:table-cell>
          <table:table-cell office:value-type="float" office:value="13067" calcext:value-type="float">
            <text:p>13067</text:p>
          </table:table-cell>
          <table:table-cell office:value-type="float" office:value="9796" calcext:value-type="float">
            <text:p>97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4244" calcext:value-type="float">
            <text:p>494244</text:p>
          </table:table-cell>
          <table:table-cell office:value-type="float" office:value="1675" calcext:value-type="float">
            <text:p>1675</text:p>
          </table:table-cell>
          <table:table-cell office:value-type="float" office:value="22973" calcext:value-type="float">
            <text:p>22973</text:p>
          </table:table-cell>
          <table:table-cell office:value-type="float" office:value="13017" calcext:value-type="float">
            <text:p>13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9T12:32:43.561628385</dc:date>
    <meta:editing-duration>PT3M20S</meta:editing-duration>
    <meta:editing-cycles>1</meta:editing-cycles>
    <meta:document-statistic meta:table-count="1" meta:cell-count="85" meta:object-count="2"/>
    <meta:generator>LibreOffice/5.4.5.1$Linux_X86_64 LibreOffice_project/4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65cm" svg:y="0.316cm" chart:style-name="ch2">
          <text:p>Sparse Matrix Multiplication</text:p>
        </chart:title>
        <chart:subtitle svg:x="6.567cm" svg:y="1.275cm" chart:style-name="ch3">
          <text:p>Data Structures</text:p>
        </chart:subtitle>
        <chart:legend chart:legend-position="end" svg:x="13.896cm" svg:y="3.454cm" style:legend-expansion="high" chart:style-name="ch4"/>
        <chart:plot-area chart:style-name="ch5" table:cell-range-address="compare_dataStruct_mul_output.A1:compare_dataStruct_mul_output.E41" chart:data-source-has-labels="row" svg:x="1.331cm" svg:y="2.138cm" svg:width="12.245cm" svg:height="5.701cm">
          <chartooo:coordinate-region svg:x="2.693cm" svg:y="2.337cm" svg:width="10.511cm" svg:height="4.855cm"/>
          <chart:axis chart:dimension="x" chart:name="primary-x" chart:style-name="ch6">
            <chart:title svg:x="6.007cm" svg:y="8.019cm" chart:style-name="ch7">
              <text:p>Matrix Dimension n</text:p>
            </chart:title>
          </chart:axis>
          <chart:axis chart:dimension="y" chart:name="primary-y" chart:style-name="ch6">
            <chart:title svg:x="0.451cm" svg:y="6.831cm" chart:style-name="ch8">
              <text:p>Time Taken/Milliseconds</text:p>
            </chart:title>
            <chart:grid chart:style-name="ch9" chart:class="major"/>
          </chart:axis>
          <chart:series chart:style-name="ch10" chart:values-cell-range-address="compare_dataStruct_mul_output.B2:compare_dataStruct_mul_output.B41" chart:label-cell-address="compare_dataStruct_mul_output.B1:compare_dataStruct_mul_output.B1" chart:class="chart:scatter">
            <chart:domain table:cell-range-address="compare_dataStruct_mul_output.A2:compare_dataStruct_mul_output.A41"/>
            <chart:data-point chart:repeated="40"/>
          </chart:series>
          <chart:series chart:style-name="ch11" chart:values-cell-range-address="compare_dataStruct_mul_output.C2:compare_dataStruct_mul_output.C41" chart:label-cell-address="compare_dataStruct_mul_output.C1:compare_dataStruct_mul_output.C1" chart:class="chart:scatter">
            <chart:data-point chart:repeated="40"/>
          </chart:series>
          <chart:series chart:style-name="ch12" chart:values-cell-range-address="compare_dataStruct_mul_output.D2:compare_dataStruct_mul_output.D41" chart:label-cell-address="compare_dataStruct_mul_output.D1:compare_dataStruct_mul_output.D1" chart:class="chart:scatter">
            <chart:data-point chart:repeated="40"/>
          </chart:series>
          <chart:series chart:style-name="ch13" chart:values-cell-range-address="compare_dataStruct_mul_output.E2:compare_dataStruct_mul_output.E41" chart:label-cell-address="compare_dataStruct_mul_output.E1:compare_dataStruct_mul_output.E1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JSA</text:p>
                <draw:g>
                  <svg:desc>compare_dataStruct_mul_output.B1:compare_dataStruct_mul_output.B1</svg:desc>
                </draw:g>
              </table:table-cell>
              <table:table-cell office:value-type="string">
                <text:p>CRS</text:p>
                <draw:g>
                  <svg:desc>compare_dataStruct_mul_output.C1:compare_dataStruct_mul_output.C1</svg:desc>
                </draw:g>
              </table:table-cell>
              <table:table-cell office:value-type="string">
                <text:p>IntMatrix</text:p>
                <draw:g>
                  <svg:desc>compare_dataStruct_mul_output.D1:compare_dataStruct_mul_output.D1</svg:desc>
                </draw:g>
              </table:table-cell>
              <table:table-cell office:value-type="string">
                <text:p>Jama</text:p>
                <draw:g>
                  <svg:desc>compare_dataStruct_mul_output.E1:compare_dataStruct_mul_outpu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compare_dataStruct_mul_output.A2:compare_dataStruct_mul_output.A41</svg:desc>
                </draw:g>
              </table:table-cell>
              <table:table-cell office:value-type="float" office:value="NaN">
                <text:p>NaN</text:p>
                <draw:g>
                  <svg:desc>compare_dataStruct_mul_output.B2:compare_dataStruct_mul_output.B41</svg:desc>
                </draw:g>
              </table:table-cell>
              <table:table-cell office:value-type="float" office:value="NaN">
                <text:p>NaN</text:p>
                <draw:g>
                  <svg:desc>compare_dataStruct_mul_output.C2:compare_dataStruct_mul_output.C41</svg:desc>
                </draw:g>
              </table:table-cell>
              <table:table-cell office:value-type="float" office:value="NaN">
                <text:p>NaN</text:p>
                <draw:g>
                  <svg:desc>compare_dataStruct_mul_output.D2:compare_dataStruct_mul_output.D41</svg:desc>
                </draw:g>
              </table:table-cell>
              <table:table-cell office:value-type="float" office:value="NaN">
                <text:p>NaN</text:p>
                <draw:g>
                  <svg:desc>compare_dataStruct_mul_output.E2:compare_dataStruct_mul_output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78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1192">
                <text:p>1192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4812">
                <text:p>4812</text:p>
              </table:table-cell>
              <table:table-cell office:value-type="float" office:value="63">
                <text:p>63</text:p>
              </table:table-cell>
              <table:table-cell office:value-type="float" office:value="358">
                <text:p>35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11103">
                <text:p>11103</text:p>
              </table:table-cell>
              <table:table-cell office:value-type="float" office:value="113">
                <text:p>113</text:p>
              </table:table-cell>
              <table:table-cell office:value-type="float" office:value="916">
                <text:p>916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">
                <text:p>500</text:p>
              </table:table-cell>
              <table:table-cell office:value-type="float" office:value="21666">
                <text:p>21666</text:p>
              </table:table-cell>
              <table:table-cell office:value-type="float" office:value="176">
                <text:p>176</text:p>
              </table:table-cell>
              <table:table-cell office:value-type="float" office:value="1878">
                <text:p>187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67994">
                <text:p>67994</text:p>
              </table:table-cell>
              <table:table-cell office:value-type="float" office:value="429">
                <text:p>429</text:p>
              </table:table-cell>
              <table:table-cell office:value-type="float" office:value="3305">
                <text:p>3305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">
                <text:p>700</text:p>
              </table:table-cell>
              <table:table-cell office:value-type="float" office:value="137415">
                <text:p>137415</text:p>
              </table:table-cell>
              <table:table-cell office:value-type="float" office:value="701">
                <text:p>701</text:p>
              </table:table-cell>
              <table:table-cell office:value-type="float" office:value="6244">
                <text:p>6244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">
                <text:p>800</text:p>
              </table:table-cell>
              <table:table-cell office:value-type="float" office:value="179046">
                <text:p>179046</text:p>
              </table:table-cell>
              <table:table-cell office:value-type="float" office:value="784">
                <text:p>784</text:p>
              </table:table-cell>
              <table:table-cell office:value-type="float" office:value="8274">
                <text:p>8274</text:p>
              </table:table-cell>
              <table:table-cell office:value-type="float" office:value="6588">
                <text:p>65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">
                <text:p>900</text:p>
              </table:table-cell>
              <table:table-cell office:value-type="float" office:value="321808">
                <text:p>321808</text:p>
              </table:table-cell>
              <table:table-cell office:value-type="float" office:value="1234">
                <text:p>1234</text:p>
              </table:table-cell>
              <table:table-cell office:value-type="float" office:value="13067">
                <text:p>13067</text:p>
              </table:table-cell>
              <table:table-cell office:value-type="float" office:value="9796">
                <text:p>97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">
                <text:p>1000</text:p>
              </table:table-cell>
              <table:table-cell office:value-type="float" office:value="494244">
                <text:p>494244</text:p>
              </table:table-cell>
              <table:table-cell office:value-type="float" office:value="1675">
                <text:p>1675</text:p>
              </table:table-cell>
              <table:table-cell office:value-type="float" office:value="22973">
                <text:p>22973</text:p>
              </table:table-cell>
              <table:table-cell office:value-type="float" office:value="13017">
                <text:p>13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99cm" svg:y="0.316cm" chart:style-name="ch2">
          <text:p>Sparse Matrix Multiplication </text:p>
        </chart:title>
        <chart:subtitle svg:x="3.935cm" svg:y="1.275cm" chart:style-name="ch3">
          <text:p>Compare by Data Structure and Random Input</text:p>
        </chart:subtitle>
        <chart:legend chart:legend-position="end" svg:x="13.896cm" svg:y="3.703cm" style:legend-expansion="high" chart:style-name="ch4"/>
        <chart:plot-area chart:style-name="ch5" table:cell-range-address="compare_dataStruct_mul_output.A1:compare_dataStruct_mul_output.A41 compare_dataStruct_mul_output.C1:compare_dataStruct_mul_output.E41" chart:data-source-has-labels="row" svg:x="1.331cm" svg:y="2.138cm" svg:width="12.245cm" svg:height="5.701cm">
          <chartooo:coordinate-region svg:x="2.508cm" svg:y="2.337cm" svg:width="10.696cm" svg:height="4.855cm"/>
          <chart:axis chart:dimension="x" chart:name="primary-x" chart:style-name="ch6">
            <chart:title svg:x="6.007cm" svg:y="8.019cm" chart:style-name="ch7">
              <text:p>Matrix Dimension n</text:p>
            </chart:title>
          </chart:axis>
          <chart:axis chart:dimension="y" chart:name="primary-y" chart:style-name="ch6">
            <chart:title svg:x="0.451cm" svg:y="6.831cm" chart:style-name="ch8">
              <text:p>Time Taken/Milliseconds</text:p>
            </chart:title>
            <chart:grid chart:style-name="ch9" chart:class="major"/>
          </chart:axis>
          <chart:series chart:style-name="ch10" chart:values-cell-range-address="compare_dataStruct_mul_output.C2:compare_dataStruct_mul_output.C41" chart:label-cell-address="compare_dataStruct_mul_output.C1:compare_dataStruct_mul_output.C1" chart:class="chart:scatter">
            <chart:domain table:cell-range-address="compare_dataStruct_mul_output.A2:compare_dataStruct_mul_output.A41"/>
            <chart:data-point chart:repeated="40"/>
          </chart:series>
          <chart:series chart:style-name="ch11" chart:values-cell-range-address="compare_dataStruct_mul_output.D2:compare_dataStruct_mul_output.D41" chart:label-cell-address="compare_dataStruct_mul_output.D1:compare_dataStruct_mul_output.D1" chart:class="chart:scatter">
            <chart:data-point chart:repeated="40"/>
          </chart:series>
          <chart:series chart:style-name="ch12" chart:values-cell-range-address="compare_dataStruct_mul_output.E2:compare_dataStruct_mul_output.E41" chart:label-cell-address="compare_dataStruct_mul_output.E1:compare_dataStruct_mul_output.E1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RS</text:p>
                <draw:g>
                  <svg:desc>compare_dataStruct_mul_output.C1:compare_dataStruct_mul_output.C1</svg:desc>
                </draw:g>
              </table:table-cell>
              <table:table-cell office:value-type="string">
                <text:p>IntMatrix</text:p>
                <draw:g>
                  <svg:desc>compare_dataStruct_mul_output.D1:compare_dataStruct_mul_output.D1</svg:desc>
                </draw:g>
              </table:table-cell>
              <table:table-cell office:value-type="string">
                <text:p>Jama</text:p>
                <draw:g>
                  <svg:desc>compare_dataStruct_mul_output.E1:compare_dataStruct_mul_outpu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compare_dataStruct_mul_output.A2:compare_dataStruct_mul_output.A41</svg:desc>
                </draw:g>
              </table:table-cell>
              <table:table-cell office:value-type="float" office:value="NaN">
                <text:p>NaN</text:p>
                <draw:g>
                  <svg:desc>compare_dataStruct_mul_output.C2:compare_dataStruct_mul_output.C41</svg:desc>
                </draw:g>
              </table:table-cell>
              <table:table-cell office:value-type="float" office:value="NaN">
                <text:p>NaN</text:p>
                <draw:g>
                  <svg:desc>compare_dataStruct_mul_output.D2:compare_dataStruct_mul_output.D41</svg:desc>
                </draw:g>
              </table:table-cell>
              <table:table-cell office:value-type="float" office:value="NaN">
                <text:p>NaN</text:p>
                <draw:g>
                  <svg:desc>compare_dataStruct_mul_output.E2:compare_dataStruct_mul_output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63">
                <text:p>63</text:p>
              </table:table-cell>
              <table:table-cell office:value-type="float" office:value="358">
                <text:p>35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113">
                <text:p>113</text:p>
              </table:table-cell>
              <table:table-cell office:value-type="float" office:value="916">
                <text:p>916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">
                <text:p>500</text:p>
              </table:table-cell>
              <table:table-cell office:value-type="float" office:value="176">
                <text:p>176</text:p>
              </table:table-cell>
              <table:table-cell office:value-type="float" office:value="1878">
                <text:p>187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">
                <text:p>600</text:p>
              </table:table-cell>
              <table:table-cell office:value-type="float" office:value="429">
                <text:p>429</text:p>
              </table:table-cell>
              <table:table-cell office:value-type="float" office:value="3305">
                <text:p>3305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6244">
                <text:p>6244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">
                <text:p>800</text:p>
              </table:table-cell>
              <table:table-cell office:value-type="float" office:value="784">
                <text:p>784</text:p>
              </table:table-cell>
              <table:table-cell office:value-type="float" office:value="8274">
                <text:p>8274</text:p>
              </table:table-cell>
              <table:table-cell office:value-type="float" office:value="6588">
                <text:p>65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">
                <text:p>900</text:p>
              </table:table-cell>
              <table:table-cell office:value-type="float" office:value="1234">
                <text:p>1234</text:p>
              </table:table-cell>
              <table:table-cell office:value-type="float" office:value="13067">
                <text:p>13067</text:p>
              </table:table-cell>
              <table:table-cell office:value-type="float" office:value="9796">
                <text:p>97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">
                <text:p>1000</text:p>
              </table:table-cell>
              <table:table-cell office:value-type="float" office:value="1675">
                <text:p>1675</text:p>
              </table:table-cell>
              <table:table-cell office:value-type="float" office:value="22973">
                <text:p>22973</text:p>
              </table:table-cell>
              <table:table-cell office:value-type="float" office:value="13017">
                <text:p>130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